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</manifest:manifest>
</file>

<file path=content.xml><?xml version="1.0" encoding="utf-8"?>
<math xmlns="http://www.w3.org/1998/Math/MathML">
  <semantics>
    <mtable>
      <mtr>
        <mtd>
          <mrow>
            <mi>L</mi>
            <mo stretchy="false">→</mo>
            <mi mathvariant="italic">List</mi>
            <mi>,</mi>
            <mi mathvariant="italic">normally</mi>
            <mi>a</mi>
            <mi mathvariant="italic">string</mi>
            <mi mathvariant="italic">array</mi>
          </mrow>
        </mtd>
      </mtr>
      <mtr>
        <mtd>
          <mrow>
            <mi/>
            <msub>
              <mi>L</mi>
              <mi>l</mi>
            </msub>
            <mo stretchy="false">→</mo>
            <msup>
              <mi>l</mi>
              <mrow>
                <mi mathvariant="italic">th</mi>
              </mrow>
            </msup>
            <mrow>
              <mi mathvariant="italic">element</mi>
              <mo stretchy="false">∈</mo>
              <mi mathvariant="italic">List</mi>
            </mrow>
          </mrow>
        </mtd>
      </mtr>
      <mtr>
        <mtd>
          <mrow>
            <mi>H</mi>
            <mo stretchy="false">→</mo>
            <mi mathvariant="italic">Hash</mi>
            <mi mathvariant="italic">function</mi>
            <mi>H</mi>
            <mrow>
              <mo stretchy="false">(</mo>
              <mo stretchy="false">)</mo>
            </mrow>
          </mrow>
        </mtd>
      </mtr>
      <mtr>
        <mtd>
          <mrow>
            <mi/>
            <msub>
              <mi>H</mi>
              <mi>h</mi>
            </msub>
            <mo stretchy="false">→</mo>
            <msup>
              <mi>h</mi>
              <mrow>
                <mi mathvariant="italic">th</mi>
              </mrow>
            </msup>
            <mi mathvariant="italic">function</mi>
            <mi mathvariant="italic">hash</mi>
          </mrow>
        </mtd>
      </mtr>
      <mtr>
        <mtd>
          <mrow>
            <mi>X</mi>
            <mo stretchy="false">→</mo>
            <mi mathvariant="italic">Bit</mi>
            <mi mathvariant="italic">Vector</mi>
            <mi mathvariant="italic">dimension</mi>
            <munder accentunder="true">
              <mrow>
                <mi>n</mi>
              </mrow>
              <mo>̲</mo>
            </munder>
          </mrow>
        </mtd>
      </mtr>
      <mtr>
        <mtd>
          <mrow>
            <mi/>
            <msub>
              <mi>X</mi>
              <mi>i</mi>
            </msub>
            <mo stretchy="false">→</mo>
            <msup>
              <mi>i</mi>
              <mi mathvariant="italic">th</mi>
            </msup>
            <mrow>
              <mi mathvariant="italic">element</mi>
              <mo stretchy="false">∈</mo>
              <mi mathvariant="italic">Bit</mi>
            </mrow>
            <mi mathvariant="italic">Vector</mi>
            <mi mathvariant="italic">Array</mi>
          </mrow>
        </mtd>
      </mtr>
      <mtr>
        <mtd/>
      </mtr>
      <mtr>
        <mtd>
          <mrow>
            <mrow>
              <msub>
                <mi>X</mi>
                <mi>i</mi>
              </msub>
              <mo stretchy="false">=</mo>
              <mrow>
                <mo stretchy="false">{</mo>
                <mrow>
                  <mn>0</mn>
                  <mi/>
                  <mo stretchy="false">∨</mo>
                  <mn>1</mn>
                </mrow>
                <mo stretchy="false">}</mo>
              </mrow>
            </mrow>
          </mrow>
        </mtd>
      </mtr>
      <mtr>
        <mtd>
          <mrow>
            <mrow>
              <msub>
                <mi>X</mi>
                <mi>i</mi>
              </msub>
              <mo stretchy="false">=</mo>
              <mfenced open="{" close="}">
                <mrow>
                  <mtable>
                    <mtr>
                      <mtd>
                        <mrow>
                          <mi>X</mi>
                          <mrow>
                            <mrow>
                              <mo stretchy="false">[</mo>
                              <mrow>
                                <msub>
                                  <mi>H</mi>
                                  <mi>h</mi>
                                </msub>
                                <mrow>
                                  <mo stretchy="false">(</mo>
                                  <mrow>
                                    <msub>
                                      <mi>L</mi>
                                      <mi>l</mi>
                                    </msub>
                                  </mrow>
                                  <mo stretchy="false">)</mo>
                                </mrow>
                              </mrow>
                              <mo stretchy="false">]</mo>
                            </mrow>
                            <mo stretchy="false">=</mo>
                            <mn>1,</mn>
                          </mrow>
                        </mrow>
                      </mtd>
                    </mtr>
                    <mtr>
                      <mtd>
                        <mrow>
                          <mi>X</mi>
                          <mrow>
                            <mrow>
                              <mo stretchy="false">[</mo>
                              <mrow>
                                <mover accent="true">
                                  <mrow>
                                    <msub>
                                      <mi>H</mi>
                                      <mi>h</mi>
                                    </msub>
                                    <mrow>
                                      <mo stretchy="false">(</mo>
                                      <mrow>
                                        <msub>
                                          <mi>L</mi>
                                          <mi>l</mi>
                                        </msub>
                                      </mrow>
                                      <mo stretchy="false">)</mo>
                                    </mrow>
                                  </mrow>
                                  <mo>¯</mo>
                                </mover>
                              </mrow>
                              <mo stretchy="false">]</mo>
                            </mrow>
                            <mo stretchy="false">=</mo>
                            <mn>0</mn>
                          </mrow>
                        </mrow>
                      </mtd>
                    </mtr>
                  </mtable>
                </mrow>
              </mfenced>
            </mrow>
          </mrow>
        </mtd>
      </mtr>
      <mtr>
        <mtd/>
      </mtr>
      <mtr>
        <mtd>
          <mrow>
            <mi mathvariant="italic">where</mi>
            <mi>H</mi>
            <mi>,</mi>
            <mi>h</mi>
            <mi>,</mi>
            <mi>l</mi>
            <mi>,</mi>
            <mrow>
              <mi>i</mi>
              <mo stretchy="false">∈</mo>
              <mi>Z</mi>
            </mrow>
            <mi>,</mi>
          </mrow>
        </mtd>
      </mtr>
      <mtr>
        <mtd>
          <mrow>
            <mi/>
            <mn>0</mn>
            <mrow>
              <mi/>
              <mo stretchy="false">⩽</mo>
              <mi/>
            </mrow>
            <msub>
              <mi>H</mi>
              <mi>h</mi>
            </msub>
            <mrow>
              <mo stretchy="false">(</mo>
              <mrow>
                <msub>
                  <mi>L</mi>
                  <mi>l</mi>
                </msub>
              </mrow>
              <mo stretchy="false">)</mo>
            </mrow>
            <mrow>
              <mi/>
              <mo stretchy="false">⩽</mo>
              <mrow>
                <mi>n</mi>
                <mo stretchy="false">−</mo>
                <mn>1,</mn>
              </mrow>
            </mrow>
          </mrow>
        </mtd>
      </mtr>
      <mtr>
        <mtd>
          <mrow>
            <mi/>
            <mn>1</mn>
            <mrow>
              <mi/>
              <mo stretchy="false">⩽</mo>
              <mi/>
            </mrow>
            <mi>h</mi>
            <mrow>
              <mi/>
              <mo stretchy="false">⩽</mo>
              <munder accentunder="true">
                <mi>k</mi>
                <mo>̲</mo>
              </munder>
            </mrow>
            <mi>,</mi>
          </mrow>
        </mtd>
      </mtr>
      <mtr>
        <mtd>
          <mrow>
            <mi/>
            <mn>1</mn>
            <mrow>
              <mi/>
              <mo stretchy="false">⩽</mo>
              <mi/>
            </mrow>
            <mi>l</mi>
            <mrow>
              <mi/>
              <mo stretchy="false">⩽</mo>
              <munder accentunder="true">
                <mi>m</mi>
                <mo>̲</mo>
              </munder>
            </mrow>
            <mi>,</mi>
          </mrow>
        </mtd>
      </mtr>
    </mtable>
    <annotation encoding="StarMath 5.0">L rightarrow  List, normally a string array newline 
~~~L_l rightarrow  l^{th} element in List newline
H rightarrow Hash function H() newline 
~~~H_h rightarrow h^{th} function hash newline 
X rightarrow Bit Vector dimension underline {n} newline 
~~~X_i rightarrow i^th element in Bit Vector Array newline newline 
X_i = lbrace 0 ``%or 1 rbrace newline 
X_i = left lbrace binom{X[H_h(L_l)]=1,}{X[overline {H_h(L_l)} ]=0}  right rbrace newline newline 
where H,h,l,i in Z , newline 
~~~0 `leslant `H_h(L_l) `leslant n-1, newline  
~~~1 `leslant ~~~h ~~~leslant underline k,  newline 
~~~1 `leslant ~~~l ~~~leslant underline m,  newline 
	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. Mark E. Lehr</meta:initial-creator>
    <meta:creation-date>2017-04-24T20:07:47.61</meta:creation-date>
    <meta:generator>OpenOffice/4.1.1$Win32 OpenOffice.org_project/411m6$Build-9775</meta:generator>
  </office:meta>
</office:document-meta>
</file>